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Exception.DeploymentException( String aMessage , Throwable a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xception.DeploymentException( Throwable a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xception.DeploymentException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